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P35" style:parent-style-name="Standard" style:family="paragraph">
      <style:text-properties fo:font-weight="bold" style:font-weight-asian="bold" style:font-weight-complex="bold"/>
    </style:style>
    <style:style style:name="P36" style:parent-style-name="Standard" style:family="paragraph">
      <style:text-properties fo:font-weight="bold" style:font-weight-asian="bold" style:font-weight-complex="bold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weight="bold" style:font-weight-asian="bold" style:font-weight-complex="bold"/>
    </style:style>
    <style:style style:name="P42" style:parent-style-name="Standard" style:family="paragraph">
      <style:text-properties fo:font-weight="bold" style:font-weight-asian="bold" style:font-weight-complex="bold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P44" style:parent-style-name="Standard" style:family="paragraph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T51" style:parent-style-name="Car.predefinitoparagrafo" style:family="text">
      <style:text-properties fo:font-weight="bold" style:font-weight-asian="bold" style:font-weight-complex="bold"/>
    </style:style>
    <style:style style:name="T52" style:parent-style-name="Car.predefinitoparagrafo" style:family="text">
      <style:text-properties fo:font-weight="bold" style:font-weight-asian="bold" style:font-weight-complex="bold"/>
    </style:style>
    <style:style style:name="T53" style:parent-style-name="Car.predefinitoparagrafo" style:family="text">
      <style:text-properties fo:font-weight="bold" style:font-weight-asian="bold" style:font-weight-complex="bold"/>
    </style:style>
    <style:style style:name="T54" style:parent-style-name="Car.predefinitoparagrafo" style:family="text">
      <style:text-properties fo:font-weight="bold" style:font-weight-asian="bold" style:font-weight-complex="bold"/>
    </style:style>
    <style:style style:name="T55" style:parent-style-name="Car.predefinitoparagrafo" style:family="text">
      <style:text-properties fo:font-weight="bold" style:font-weight-asian="bold" style:font-weight-complex="bold"/>
    </style:style>
    <style:style style:name="T56" style:parent-style-name="Car.predefinitoparagrafo" style:family="text">
      <style:text-properties fo:font-weight="bold" style:font-weight-asian="bold" style:font-weight-complex="bold"/>
    </style:style>
    <style:style style:name="T57" style:parent-style-name="Car.predefinitoparagrafo" style:family="text">
      <style:text-properties fo:font-weight="bold" style:font-weight-asian="bold" style:font-weight-complex="bold"/>
    </style:style>
    <style:style style:name="T58" style:parent-style-name="Car.predefinitoparagrafo" style:family="text">
      <style:text-properties fo:font-weight="bold" style:font-weight-asian="bold" style:font-weight-complex="bold"/>
    </style:style>
    <style:style style:name="T59" style:parent-style-name="Car.predefinitoparagrafo" style:family="text">
      <style:text-properties fo:font-weight="bold" style:font-weight-asian="bold" style:font-weight-complex="bold"/>
    </style:style>
    <style:style style:name="T60" style:parent-style-name="Car.predefinitoparagrafo" style:family="text">
      <style:text-properties fo:font-weight="bold" style:font-weight-asian="bold" style:font-weight-complex="bold"/>
    </style:style>
    <style:style style:name="T61" style:parent-style-name="Car.predefinitoparagrafo" style:family="text">
      <style:text-properties fo:font-weight="bold" style:font-weight-asian="bold" style:font-weight-complex="bold"/>
    </style:style>
    <style:style style:name="T62" style:parent-style-name="Car.predefinitoparagrafo" style:family="text">
      <style:text-properties fo:font-weight="bold" style:font-weight-asian="bold" style:font-weight-complex="bold"/>
    </style:style>
    <style:style style:name="T63" style:parent-style-name="Car.predefinitoparagrafo" style:family="text">
      <style:text-properties fo:font-weight="bold" style:font-weight-asian="bold" style:font-weight-complex="bold"/>
    </style:style>
    <style:style style:name="T64" style:parent-style-name="Car.predefinitoparagrafo" style:family="text">
      <style:text-properties fo:font-weight="bold" style:font-weight-asian="bold" style:font-weight-complex="bold"/>
    </style:style>
    <style:style style:name="T65" style:parent-style-name="Car.predefinitoparagrafo" style:family="text">
      <style:text-properties fo:font-weight="bold" style:font-weight-asian="bold" style:font-weight-complex="bold"/>
    </style:style>
    <style:style style:name="T66" style:parent-style-name="Car.predefinitoparagrafo" style:family="text">
      <style:text-properties fo:font-weight="bold" style:font-weight-asian="bold" style:font-weight-complex="bold"/>
    </style:style>
    <style:style style:name="T67" style:parent-style-name="Car.predefinitoparagrafo" style:family="text">
      <style:text-properties fo:font-weight="bold" style:font-weight-asian="bold" style:font-weight-complex="bold"/>
    </style:style>
    <style:style style:name="T68" style:parent-style-name="Car.predefinitoparagrafo" style:family="text">
      <style:text-properties fo:font-weight="bold" style:font-weight-asian="bold" style:font-weight-complex="bold"/>
    </style:style>
    <style:style style:name="T69" style:parent-style-name="Car.predefinitoparagrafo" style:family="text">
      <style:text-properties fo:font-weight="bold" style:font-weight-asian="bold" style:font-weight-complex="bold"/>
    </style:style>
    <style:style style:name="T70" style:parent-style-name="Car.predefinitoparagrafo" style:family="text">
      <style:text-properties fo:font-weight="bold" style:font-weight-asian="bold" style:font-weight-complex="bold"/>
    </style:style>
    <style:style style:name="T71" style:parent-style-name="Car.predefinitoparagrafo" style:family="text">
      <style:text-properties fo:font-weight="bold" style:font-weight-asian="bold" style:font-weight-complex="bold"/>
    </style:style>
    <style:style style:name="T72" style:parent-style-name="Car.predefinitoparagrafo" style:family="text">
      <style:text-properties fo:font-weight="bold" style:font-weight-asian="bold" style:font-weight-complex="bold"/>
    </style:style>
    <style:style style:name="T73" style:parent-style-name="Car.predefinitoparagrafo" style:family="text">
      <style:text-properties fo:font-weight="bold" style:font-weight-asian="bold" style:font-weight-complex="bold"/>
    </style:style>
    <style:style style:name="T74" style:parent-style-name="Car.predefinitoparagrafo" style:family="text">
      <style:text-properties fo:font-weight="bold" style:font-weight-asian="bold" style:font-weight-complex="bold"/>
    </style:style>
    <style:style style:name="T75" style:parent-style-name="Car.predefinitoparagrafo" style:family="text">
      <style:text-properties fo:font-weight="bold" style:font-weight-asian="bold" style:font-weight-complex="bold"/>
    </style:style>
    <style:style style:name="T76" style:parent-style-name="Car.predefinitoparagrafo" style:family="text">
      <style:text-properties fo:font-weight="bold" style:font-weight-asian="bold" style:font-weight-complex="bold"/>
    </style:style>
    <style:style style:name="T77" style:parent-style-name="Car.predefinitoparagrafo" style:family="text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list-style-name="LFO1" style:family="paragraph"/>
    <style:style style:name="P80" style:parent-style-name="Standard" style:list-style-name="LFO2" style:family="paragraph"/>
    <style:style style:name="P81" style:parent-style-name="Standard" style:list-style-name="LFO2" style:family="paragraph"/>
    <style:style style:name="P82" style:parent-style-name="Standard" style:list-style-name="LFO3" style:family="paragraph"/>
    <style:style style:name="P83" style:parent-style-name="Standard" style:list-style-name="LFO3" style:family="paragraph"/>
    <style:style style:name="P84" style:parent-style-name="Standard" style:list-style-name="LFO3" style:family="paragraph"/>
    <style:style style:name="P85" style:parent-style-name="Standard" style:list-style-name="LFO3" style:family="paragraph"/>
    <style:style style:name="P86" style:parent-style-name="Standard" style:family="paragraph">
      <style:text-properties fo:font-weight="bold" style:font-weight-asian="bold" style:font-weight-complex="bold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P88" style:parent-style-name="Standard" style:list-style-name="LFO4" style:family="paragraph"/>
    <style:style style:name="T89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90" style:parent-style-name="Standard" style:family="paragraph">
      <style:text-properties fo:font-size="14pt" style:font-size-asian="14pt" style:font-size-complex="14pt"/>
    </style:style>
    <style:style style:name="P91" style:parent-style-name="Standard" style:list-style-name="LFO5" style:family="paragraph"/>
    <style:style style:name="T92" style:parent-style-name="Car.predefinitoparagrafo" style:family="text">
      <style:text-properties fo:font-weight="bold" style:font-weight-asian="bold" style:font-weight-complex="bold" fo:font-size="14pt" style:font-size-asian="14pt" style:font-size-complex="14pt"/>
    </style:style>
    <style:style style:name="P93" style:parent-style-name="Standard" style:family="paragraph">
      <style:text-properties fo:font-size="14pt" style:font-size-asian="14pt" style:font-size-complex="14pt"/>
    </style:style>
    <style:style style:name="P94" style:parent-style-name="Standard" style:list-style-name="LFO5" style:family="paragraph">
      <style:text-properties fo:font-weight="bold" style:font-weight-asian="bold" style:font-weight-complex="bold" fo:font-size="14pt" style:font-size-asian="14pt" style:font-size-complex="14pt"/>
    </style:style>
    <style:style style:name="P95" style:parent-style-name="Standard" style:family="paragraph">
      <style:text-properties fo:font-size="14pt" style:font-size-asian="14pt" style:font-size-complex="14pt"/>
    </style:style>
    <style:style style:name="P96" style:parent-style-name="Standard" style:family="paragraph">
      <style:text-properties fo:font-size="14pt" style:font-size-asian="14pt" style:font-size-complex="14pt"/>
    </style:style>
    <style:style style:name="T97" style:parent-style-name="Car.predefinitoparagrafo" style:family="text">
      <style:text-properties fo:font-size="14pt" style:font-size-asian="14pt" style:font-size-complex="14pt"/>
    </style:style>
    <style:style style:name="T98" style:parent-style-name="Car.predefinitoparagrafo" style:family="text">
      <style:text-properties fo:font-size="14pt" style:font-size-asian="14pt" style:font-size-complex="14pt"/>
    </style:style>
    <style:style style:name="T99" style:parent-style-name="Car.predefinitoparagrafo" style:family="text">
      <style:text-properties fo:font-size="14pt" style:font-size-asian="14pt" style:font-size-complex="14pt"/>
    </style:style>
    <style:style style:name="T100" style:parent-style-name="Car.predefinitoparagrafo" style:family="text">
      <style:text-properties fo:font-size="14pt" style:font-size-asian="14pt" style:font-size-complex="14pt"/>
    </style:style>
    <style:style style:name="T101" style:parent-style-name="Car.predefinitoparagrafo" style:family="text">
      <style:text-properties fo:font-size="14pt" style:font-size-asian="14pt" style:font-size-complex="14pt"/>
    </style:style>
    <style:style style:name="T102" style:parent-style-name="Car.predefinitoparagrafo" style:family="text">
      <style:text-properties fo:font-size="14pt" style:font-size-asian="14pt" style:font-size-complex="14pt"/>
    </style:style>
    <style:style style:name="P103" style:parent-style-name="Standard" style:family="paragraph">
      <style:text-properties fo:font-size="14pt" style:font-size-asian="14pt" style:font-size-complex="14pt"/>
    </style:style>
    <style:style style:name="P104" style:parent-style-name="Standard" style:list-style-name="LFO5" style:family="paragraph">
      <style:text-properties fo:font-weight="bold" style:font-weight-asian="bold" style:font-weight-complex="bold" fo:font-size="14pt" style:font-size-asian="14pt" style:font-size-complex="14pt"/>
    </style:style>
    <style:style style:name="P105" style:parent-style-name="Standard" style:family="paragraph">
      <style:text-properties fo:font-size="14pt" style:font-size-asian="14pt" style:font-size-complex="14pt"/>
    </style:style>
    <style:style style:name="P106" style:parent-style-name="Standard" style:family="paragraph">
      <style:text-properties fo:font-weight="bold" style:font-weight-asian="bold" style:font-weight-complex="bold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PROBLEM STATEMENT</text:p>
      <text:p text:style-name="P2">PiattaformaBirrifici</text:p>
      <text:p text:style-name="P3"/>
      <text:p text:style-name="P4">INDICE</text:p>
      <text:p text:style-name="P5">1. Dominio del problema</text:p>
      <text:p text:style-name="P6">2. Scenari</text:p>
      <text:p text:style-name="P7">3. Requisiti funzionali</text:p>
      <text:p text:style-name="P8">4. Requisiti non funzionali</text:p>
      <text:p text:style-name="P9">5. Ambiente di destinazione</text:p>
      <text:p text:style-name="P10">6. Deriverables e<text:s/>scadenze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>1. Dominio del problema</text:p>
      <text:p text:style-name="Standard">La produzione di birra artigianale sta subendo un rapito incremento anche in Italia. I produttori di birre artigianali, non essendo industrie, ne producono pochi litri. Questo fa si che<text:s/>non possano venderle all’ingrosso.</text:p>
      <text:p text:style-name="Standard">Il progetto PiattaformaBirrifici mira ad essere una piattaforma in cui i birrifici artigianali potranno vendere le proprie birre al dettaglio e dei clienti acquistarle.</text:p>
      <text:p text:style-name="Standard"/>
      <text:p text:style-name="P49">2. Scenari</text:p>
      <text:p text:style-name="P50"/>
      <text:p text:style-name="Standard">Scenario 1.</text:p>
      <text:p text:style-name="Standard"><text:span text:style-name="T51">Nome:<text:s/></text:span><text:span text:style-name="T52"><text:tab/></text:span><text:span text:style-name="T53"><text:tab/></text:span>NuovoAcquirente</text:p>
      <text:p text:style-name="Standard"><text:span text:style-name="T54">At</text:span><text:span text:style-name="T55">tori:</text:span><text:span text:style-name="T56"><text:tab/></text:span><text:span text:style-name="T57"><text:tab/></text:span><text:span text:style-name="T58"><text:tab/></text:span>Luca</text:p>
      <text:p text:style-name="Standard"><text:span text:style-name="T59">Flusso degli eventi:<text:s/></text:span><text:span text:style-name="T60"><text:tab/></text:span>Luca è uno studente fuori sede che a cui piace guardare le partite di calcio con<text:s/><text:tab/><text:tab/><text:tab/>gli amici. Stanco di offrire sempre la solita birra, decide di documentarsi<text:s/><text:tab/><text:tab/><text:tab/><text:tab/>sull’esistenza di nuove varietà della sua bevanda preferita. Trova online la<text:s/><text:tab/><text:tab/><text:tab/>PiattaformaBirrifici dove vede che esistono incredibili birre artigianali dai<text:s/><text:tab/><text:tab/><text:tab/>prezzi non eccessivi. Decide così di registrarsi per acquistare due o tre<text:s/><text:tab/><text:tab/><text:tab/><text:tab/>tipologie di birre per assaggiarle. Compila il form di registrazione con email,<text:s/><text:tab/><text:tab/><text:tab/>password, nome, cognome, regione, provincia, città, n. civico, CAP, telefono,<text:s/><text:tab/><text:tab/><text:tab/>indirizzo e mette nel suo carrello le birre più accattivanti. Quando finisce di<text:s/><text:tab/><text:tab/><text:tab/>sceglierle tutte fa il checkout dell’ordine e attende con ansia il suo bel pacco<text:s/><text:tab/><text:tab/><text:tab/>di birre.</text:p>
      <text:p text:style-name="Standard"/>
      <text:p text:style-name="Standard">Scenario2.</text:p>
      <text:p text:style-name="Standard"><text:span text:style-name="T61">Nome:<text:s/></text:span><text:span text:style-name="T62"><text:tab/></text:span><text:span text:style-name="T63"><text:tab/></text:span>NuovaAzienda</text:p>
      <text:p text:style-name="Standard"><text:span text:style-name="T64">Attori:</text:span><text:span text:style-name="T65"><text:tab/><text:s/></text:span><text:span text:style-name="T66"><text:tab/></text:span><text:span text:style-name="T67"><text:tab/></text:span>Birrificio dei Bardi, Matteo</text:p>
      <text:p text:style-name="Standard"><text:span text:style-name="T68">Flusso degli eventi:</text:span><text:span text:style-name="T69"><text:tab/></text:span>Il birrificio artigianale Birrificio dei Bardi ha intenzione di ampliare la sua<text:s/><text:tab/><text:tab/><text:tab/>cerchia di clienti ma non sa come dato che la sua produzione di birre non è<text:s/><text:tab/><text:tab/><text:tab/>abbastanza rilevante da permettergli di vendere all’ingrosso. Decide così di<text:s/><text:tab/><text:tab/><text:tab/>iscriversi al nuovo sito PiattaformaBirrifici per tentare nell’impresa. Matteo<text:s/><text:tab/><text:tab/><text:tab/>in qualità di GestoreVenditeOnline compila tutte le informazioni ovvero:<text:s/><text:tab/><text:tab/><text:tab/><text:tab/>Partita IVA, ragione sociale, indirizzo, email, password. Inizia a caricare i<text:s/><text:tab/><text:tab/><text:tab/>propri prodotti sul sito. Molto presto si accorge di aver ricevuto una notifica.<text:s/><text:tab/><text:tab/><text:tab/>E’ già il primo ordine per la sua birra migliore! Prende atto dell’ordine,<text:s/><text:tab/><text:tab/><text:tab/><text:tab/>prepara la birra in un contenitore antiurto e la spedisce tramite il suo corriere.</text:p>
      <text:p text:style-name="Standard"/>
      <text:p text:style-name="Standard">Scenario 3.</text:p>
      <text:p text:style-name="Standard"><text:span text:style-name="T70">Nome:<text:s/></text:span><text:span text:style-name="T71"><text:tab/></text:span><text:span text:style-name="T72"><text:tab/></text:span>ClienteAbituale</text:p>
      <text:p text:style-name="Standard"><text:span text:style-name="T73">Attori:<text:s/></text:span><text:span text:style-name="T74"><text:tab/></text:span><text:span text:style-name="T75"><text:tab/></text:span>Martina</text:p>
      <text:p text:style-name="Standard"><text:span text:style-name="T76">Flusso degli eventi:<text:s/></text:span><text:span text:style-name="T77"><text:tab/></text:span>Martina è ormai una cliente abituale sul sito PiattaformaBirrifici ha<text:s/><text:tab/><text:tab/><text:tab/><text:tab/>assaggiato alcune delle birre offerte e<text:s/>vuole lasciare un commento alla sua<text:s/><text:tab/><text:tab/><text:tab/>birra preferita per invogliare anche gli altri ad acquistarla. Effettua il login<text:s/><text:tab/><text:tab/><text:tab/>inserendo email e password e si reca nella pagina del prodotto. Scrive una<text:s/><text:tab/><text:tab/><text:tab/>bellissima recensione di modo che tutti sappiano quanto le è piaciut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8">3. Requisiti funzionali</text:p>
      <text:list text:style-name="LFO1" text:continue-numbering="true">
        <text:list-item>
          <text:p text:style-name="P79">Possibilità di iscrizione degli Acquirenti</text:p>
        </text:list-item>
      </text:list>
      <text:list text:style-name="LFO2" text:continue-numbering="true">
        <text:list-item>
          <text:p text:style-name="P80">I prodotti dovranno essere visibili a tutti gli utenti ma solo gli Acquirenti<text:s/>iscritti potranno comprarli.</text:p>
        </text:list-item>
        <text:list-item>
          <text:p text:style-name="P81">La piattaforma dovrà contenere tre “aree”:</text:p>
        </text:list-item>
      </text:list>
      <text:p text:style-name="Standard"><text:tab/><text:tab/>- area accessibile a tutti gli utenti (home page e pagine dei prodotti);</text:p>
      <text:p text:style-name="Standard"><text:tab/><text:tab/>- area personale degli Acquirenti registrati (su cui ci saranno le informazioni<text:s/><text:tab/><text:tab/><text:tab/><text:tab/>personali e gli ordini effettuati);</text:p>
      <text:p text:style-name="Standard"><text:tab/><text:tab/>- area private delle imprese iscritte (dove ci saranno i dati aziendali, i prodotti caricati<text:s/><text:tab/><text:tab/><text:tab/>e gli ordini ricevuti).</text:p>
      <text:list text:style-name="LFO3" text:continue-numbering="true">
        <text:list-item>
          <text:p text:style-name="P82">Possibilità da parte dei birrifici di iscriversi e inserire prodotti per la vendita.</text:p>
        </text:list-item>
        <text:list-item>
          <text:p text:style-name="P83">Quando un cliente effettua un<text:s/>ordine esso deve essere evaso dal birrificio o dai birrifici che<text:s/><text:tab/>hanno caricato i prodotti compresi nell’ordine.</text:p>
        </text:list-item>
        <text:list-item>
          <text:p text:style-name="P84">Si vuole tener traccia degli ordini evasi dei clienti.</text:p>
        </text:list-item>
        <text:list-item>
          <text:p text:style-name="P85">Quando un cliente riceve il proprio ordine viene abilitato a lasciare commenti ai prodotti<text:s/><text:tab/>acquistati.</text:p>
        </text:list-item>
      </text:list>
      <text:p text:style-name="P86"/>
      <text:p text:style-name="P87">4. Requisiti non funzionali</text:p>
      <text:list text:style-name="LFO4" text:continue-numbering="true">
        <text:list-item>
          <text:p text:style-name="P88"><text:span text:style-name="T89">USABILITÀ:</text:span></text:p>
        </text:list-item>
      </text:list>
      <text:p text:style-name="P90">Data la possibilità di utenti non esperti che potrebbero accedere al sistema si cercherà di rendere lo stesso il più conforme possibile ad altri siti web di e-commerce in modo da renderlo familiare anche agli utenti con meno dimestichezza.</text:p>
      <text:list text:style-name="LFO5" text:continue-numbering="true">
        <text:list-item>
          <text:p text:style-name="P91"><text:span text:style-name="T92">AFFIDABILITÀ:</text:span></text:p>
        </text:list-item>
      </text:list>
      <text:p text:style-name="P93">Il sistema dovrà essere sicuro nei confronti dei dati sensibili di utenti e aziende iscritte e dal punto di vista della gestione delle transazioni.</text:p>
      <text:list text:style-name="LFO5" text:continue-numbering="true">
        <text:list-item>
          <text:p text:style-name="P94">PERFORMANCE:</text:p>
        </text:list-item>
      </text:list>
      <text:p text:style-name="P95">- La piattaforma dovrà essere responsive per poter essere facilmente<text:s/><text:tab/>visualizzabile da vari dispositivi elettronici (computer, tablet e<text:s/><text:tab/>smartphone). Dovrà essere scalabile poiché sarà totalmente on-line e<text:s/><text:tab/>pertanto il numero di accessi al sito in contemporanea e potenzialmente<text:s/><text:tab/>altissimo.</text:p>
      <text:p text:style-name="P96">- Dovrà avere tempi di risposta accettabili quali circa:</text:p>
      <text:p text:style-name="Standard"><text:span text:style-name="T97">-10 secondi per caricamento di un nuovo prodotto, ricerca di un set di<text:s/></text:span><text:span text:style-name="T98"><text:tab/>prodotti, visualizzazione del carrello, effettuazione di un ordine.</text:span></text:p>
      <text:p text:style-name="Standard"><text:span text:style-name="T99">-5 secondi per postare un commento ad un prodotto, visualiz</text:span><text:span text:style-name="T100">zare la<text:s/></text:span><text:span text:style-name="T101"><text:tab/>scheda di un singolo prodotto e i relativi commenti, effettuare la<text:s/></text:span><text:span text:style-name="T102"><text:tab/>registrazione e/o il login.</text:span></text:p>
      <text:p text:style-name="P103"><text:tab/></text:p>
      <text:list text:style-name="LFO5" text:continue-numbering="true">
        <text:list-item>
          <text:p text:style-name="P104">SOPPORTABILITÀ:</text:p>
        </text:list-item>
      </text:list>
      <text:p text:style-name="P105">Il sistema dovrà poter migrare su host differenti da quello scelto.</text:p>
      <text:p text:style-name="Standard"/>
      <text:p text:style-name="P106">5. Ambiente di destinazione</text:p>
      <text:p text:style-name="P107"/>
      <text:p text:style-name="Standard">Il sito web dovrà essere visibile<text:s/>e ben strutturato all’interno dei maggiori browser Internet (Chrome, Mozzilla etc.).</text:p>
      <text:p text:style-name="Standard">Dovrà essere ben visibile da ogni strumento smart quale computer, cellulare e/o tablet.</text:p>
      <text:p text:style-name="Standard"/>
      <text:p text:style-name="Standard"/>
      <text:p text:style-name="P108">6. Deliverables e scadenze</text:p>
      <text:p text:style-name="Standard">Il progetto dovrà presentare un’adeguata documentazione nelle date stabilite dal committente ed essere pronto entro il mese di gennaio.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tente Windows</dc:creator>
    <meta:creation-date>2019-10-01T09:33:00Z</meta:creation-date>
    <dc:date>2019-10-24T14:55:00Z</dc:date>
    <meta:template xlink:href="Normal" xlink:type="simple"/>
    <meta:editing-cycles>10</meta:editing-cycles>
    <meta:editing-duration>PT97380S</meta:editing-duration>
    <meta:document-statistic meta:page-count="1" meta:paragraph-count="10" meta:word-count="788" meta:character-count="5275" meta:row-count="37" meta:non-whitespace-character-count="4497"/>
  </office:meta>
</office:document-meta>
</file>